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text-properties fo:color="#000000" fo:font-weight="bold" style:font-weight-asian="bold" style:font-weight-complex="bold"/>
    </style:style>
    <style:style style:name="P2" style:family="paragraph" style:parent-style-name="Table_20_Contents">
      <style:paragraph-properties fo:text-align="end" style:justify-single-word="false"/>
      <style:text-properties fo:color="#000000" fo:font-weight="bold" style:font-weight-asian="bold" style:font-weight-complex="bold"/>
    </style:style>
    <style:style style:name="P3" style:family="paragraph" style:parent-style-name="Standard">
      <style:paragraph-properties fo:margin-left="0in" fo:margin-right="0in" fo:margin-top="0in" fo:margin-bottom="0.1in" fo:text-align="center" style:justify-single-word="false" fo:text-indent="0in" style:auto-text-indent="false" fo:background-color="transparent" fo:padding="0.0201in" fo:border-left="none" fo:border-right="none" fo:border-top="0.99pt solid #000000" fo:border-bottom="0.99pt solid #000000" style:shadow="none">
        <style:background-image/>
      </style:paragraph-properties>
      <style:text-properties fo:color="#000000" fo:font-size="16pt" fo:font-weight="bold" style:font-size-asian="16pt" style:font-weight-asian="bold" style:font-size-complex="16pt" style:font-weight-complex="bold"/>
    </style:style>
    <style:style style:name="P4" style:family="paragraph" style:parent-style-name="Standard">
      <style:paragraph-properties fo:margin-left="0in" fo:margin-right="0in" fo:margin-top="0in" fo:margin-bottom="0.1in" fo:text-align="start" style:justify-single-word="false" fo:text-indent="0in" style:auto-text-indent="false"/>
      <style:text-properties fo:color="#000000" fo:font-size="14pt" fo:font-weight="normal" style:font-size-asian="12.25pt" style:font-weight-asian="normal" style:font-size-complex="14pt" style:font-weight-complex="normal"/>
    </style:style>
    <style:style style:name="P5" style:family="paragraph" style:parent-style-name="Standard">
      <style:paragraph-properties fo:margin-left="0in" fo:margin-right="0in" fo:margin-top="0in" fo:margin-bottom="0.1in" fo:text-align="start" style:justify-single-word="false" fo:text-indent="0in" style:auto-text-indent="false"/>
      <style:text-properties fo:color="#000000" fo:font-size="14pt" fo:font-weight="normal" style:font-size-asian="14pt" style:font-weight-asian="normal" style:font-size-complex="14pt" style:font-weight-complex="normal"/>
    </style:style>
    <style:style style:name="P6" style:family="paragraph" style:parent-style-name="Standard" style:list-style-name="L1">
      <style:paragraph-properties fo:margin-left="0in" fo:margin-right="0in" fo:margin-top="0in" fo:margin-bottom="0.1in" fo:text-align="start" style:justify-single-word="false" fo:text-indent="0in" style:auto-text-indent="false"/>
      <style:text-properties fo:color="#000000" fo:font-size="14pt" fo:font-weight="normal" style:font-size-asian="14pt" style:font-weight-asian="normal" style:font-size-complex="14pt" style:font-weight-complex="normal"/>
    </style:style>
    <style:style style:name="P7" style:family="paragraph" style:parent-style-name="Standard">
      <style:paragraph-properties fo:margin-left="0in" fo:margin-right="0in" fo:margin-top="0in" fo:margin-bottom="0.1in" fo:text-align="start" style:justify-single-word="false" fo:text-indent="0in" style:auto-text-indent="false"/>
      <style:text-properties fo:color="#000000" fo:font-size="14pt" fo:font-weight="bold" style:font-size-asian="12.25pt" style:font-weight-asian="bold" style:font-size-complex="14pt" style:font-weight-complex="bold"/>
    </style:style>
    <style:style style:name="P8" style:family="paragraph" style:parent-style-name="Standard">
      <style:paragraph-properties fo:margin-left="0in" fo:margin-right="0in" fo:margin-top="0in" fo:margin-bottom="0.1in" fo:text-align="start" style:justify-single-word="false" fo:text-indent="0in" style:auto-text-indent="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left="0in" fo:margin-right="0in" fo:margin-top="0in" fo:margin-bottom="0.1in" fo:text-align="start" style:justify-single-word="false" fo:text-indent="0in" style:auto-text-indent="false"/>
      <style:text-properties fo:color="#000000"/>
    </style:style>
    <style:style style:name="P10" style:family="paragraph" style:parent-style-name="Standard">
      <style:paragraph-properties fo:margin-left="0in" fo:margin-right="0in" fo:margin-top="0in" fo:margin-bottom="0.1in" fo:text-align="center" style:justify-single-word="false" fo:text-indent="0in" style:auto-text-indent="false" fo:background-color="transparent" fo:padding="0.0201in" fo:border-left="none" fo:border-right="none" fo:border-top="0.99pt solid #000000" fo:border-bottom="0.99pt solid #000000" style:shadow="none">
        <style:background-image/>
      </style:paragraph-properties>
      <style:text-properties fo:color="#000000" fo:font-size="16pt" fo:font-weight="bold" style:font-size-asian="16pt" style:font-weight-asian="bold" style:font-size-complex="16pt" style:font-weight-complex="bold"/>
    </style:style>
    <style:style style:name="P11" style:family="paragraph" style:parent-style-name="Standard">
      <style:paragraph-properties fo:margin-left="0in" fo:margin-right="0in" fo:margin-top="0in" fo:margin-bottom="0.1in" fo:text-align="start" style:justify-single-word="false" fo:text-indent="0in" style:auto-text-indent="false" fo:break-before="page"/>
      <style:text-properties fo:color="#000000" fo:font-size="14pt" fo:font-weight="bold" style:font-size-asian="12.25pt" style:font-weight-asian="bold" style:font-size-complex="14pt" style:font-weight-complex="bold"/>
    </style:style>
    <style:style style:name="P12" style:family="paragraph" style:parent-style-name="Standard">
      <style:paragraph-properties fo:margin-left="0in" fo:margin-right="0in" fo:margin-top="0in" fo:margin-bottom="0.1in" fo:text-align="center" style:justify-single-word="false" fo:text-indent="0in" style:auto-text-indent="false" fo:break-before="page" fo:background-color="transparent" fo:padding="0.0201in" fo:border-left="none" fo:border-right="none" fo:border-top="0.99pt solid #000000" fo:border-bottom="0.99pt solid #000000" style:shadow="none">
        <style:background-image/>
      </style:paragraph-properties>
      <style:text-properties fo:color="#000000" fo:font-size="16pt" fo:font-weight="bold" style:font-size-asian="16pt" style:font-weight-asian="bold" style:font-size-complex="16pt" style:font-weight-complex="bold"/>
    </style:style>
    <style:style style:name="P13" style:family="paragraph" style:parent-style-name="Standard">
      <style:paragraph-properties fo:margin-left="0in" fo:margin-right="0in" fo:margin-top="0in" fo:margin-bottom="0.1in" fo:text-align="start" style:justify-single-word="false" fo:text-indent="0in" style:auto-text-indent="false" fo:padding="0.0201in" fo:border-left="none" fo:border-right="none" fo:border-top="0.06pt solid #000000" fo:border-bottom="0.06pt solid #000000" style:shadow="none"/>
      <style:text-properties fo:color="#000000" style:font-name="DejaVu Sans Mono" fo:font-size="12pt" fo:font-weight="normal" style:font-name-asian="Monospace" style:font-size-asian="12pt" style:font-weight-asian="normal" style:font-name-complex="Monospace" style:font-size-complex="12pt" style:font-weight-complex="normal"/>
    </style:style>
    <style:style style:name="P14" style:family="paragraph" style:parent-style-name="Standard">
      <style:paragraph-properties fo:margin-left="0in" fo:margin-right="0in" fo:margin-top="0in" fo:margin-bottom="0.1in" fo:text-align="start" style:justify-single-word="false" fo:text-indent="0in" style:auto-text-indent="false" fo:padding="0.0201in" fo:border-left="none" fo:border-right="none" fo:border-top="0.06pt solid #000000" fo:border-bottom="0.06pt solid #000000" style:shadow="none"/>
      <style:text-properties fo:color="#000000" style:font-name="DejaVu Sans Mono" fo:font-size="12pt" fo:font-weight="normal" style:font-size-asian="12pt" style:font-weight-asian="normal" style:font-size-complex="12pt" style:font-weight-complex="normal"/>
    </style:style>
    <style:style style:name="P15" style:family="paragraph" style:parent-style-name="Standard">
      <style:paragraph-properties fo:margin-left="0in" fo:margin-right="0in" fo:text-align="start" style:justify-single-word="false" fo:text-indent="0in" style:auto-text-indent="false" fo:padding="0.0201in" fo:border-left="none" fo:border-right="none" fo:border-top="0.06pt solid #000000" fo:border-bottom="0.06pt solid #000000" style:shadow="none" style:text-autospace="none"/>
    </style:style>
    <style:style style:name="P16" style:family="paragraph" style:parent-style-name="Standard">
      <style:paragraph-properties fo:margin-left="0in" fo:margin-right="0in" fo:text-align="start" style:justify-single-word="false" fo:text-indent="0in" style:auto-text-indent="false" fo:padding="0.0201in" fo:border-left="none" fo:border-right="none" fo:border-top="0.06pt solid #000000" fo:border-bottom="0.06pt solid #000000" style:shadow="none" style:text-autospace="none"/>
      <style:text-properties fo:color="#000000" style:font-name="DejaVu Sans Mono" fo:font-size="12pt" fo:font-weight="normal" style:font-name-asian="Monospace" style:font-size-asian="12pt" style:font-weight-asian="normal" style:font-name-complex="Monospace" style:font-size-complex="12pt" style:font-weight-complex="normal"/>
    </style:style>
    <style:style style:name="P17" style:family="paragraph" style:parent-style-name="Standard">
      <style:paragraph-properties fo:margin-left="0in" fo:margin-right="0in" fo:text-align="start" style:justify-single-word="false" fo:text-indent="0in" style:auto-text-indent="false" fo:padding="0.0201in" fo:border-left="none" fo:border-right="none" fo:border-top="0.06pt solid #000000" fo:border-bottom="0.06pt solid #000000" style:shadow="none" style:text-autospace="none"/>
      <style:text-properties fo:color="#000000" style:font-name="DejaVu Sans Mono" fo:font-size="12pt" fo:font-weight="normal" style:font-size-asian="12pt" style:font-weight-asian="normal" style:font-size-complex="12pt" style:font-weight-complex="normal"/>
    </style:style>
    <style:style style:name="P18" style:family="paragraph" style:parent-style-name="Standard" style:list-style-name="L2">
      <style:paragraph-properties fo:margin-top="0in" fo:margin-bottom="0.1in" fo:text-align="start" style:justify-single-word="false"/>
      <style:text-properties fo:color="#000000" fo:font-size="14pt" fo:font-weight="normal" style:font-size-asian="12.25pt" style:font-weight-asian="normal" style:font-size-complex="14pt" style:font-weight-complex="normal"/>
    </style:style>
    <style:style style:name="P19" style:family="paragraph" style:parent-style-name="Standard" style:list-style-name="_33_33142301">
      <style:paragraph-properties fo:margin-top="0in" fo:margin-bottom="0.1in" fo:text-align="start" style:justify-single-word="false"/>
      <style:text-properties fo:color="#000000" fo:font-size="14pt" fo:font-weight="normal" style:font-size-asian="14pt" style:font-weight-asian="normal" style:font-size-complex="14pt" style:font-weight-complex="normal"/>
    </style:style>
    <style:style style:name="T1" style:family="text">
      <style:text-properties fo:color="#000000" style:font-name="DejaVu Sans Mono" fo:font-size="12pt" fo:font-weight="normal" style:font-name-asian="Monospace" style:font-size-asian="12pt" style:font-weight-asian="normal" style:font-name-complex="Monospace" style:font-size-complex="12pt" style:font-weight-complex="normal"/>
    </style:style>
    <style:style style:name="T2" style:family="text">
      <style:text-properties fo:color="#000000" fo:font-size="14pt" fo:font-weight="normal" style:font-size-asian="12.25pt" style:font-weight-asian="normal" style:font-size-complex="14pt" style:font-weight-complex="normal"/>
    </style:style>
    <style:style style:name="T3" style:family="text">
      <style:text-properties fo:color="#000000" fo:font-size="14pt" fo:font-weight="normal" style:font-size-asian="14pt" style:font-weight-asian="normal" style:font-size-complex="14pt" style:font-weight-complex="normal"/>
    </style:style>
    <style:style style:name="T4" style:family="text">
      <style:text-properties fo:color="#000000" style:font-name="Liberation Mono" fo:font-size="14pt" fo:font-weight="normal" style:font-size-asian="12.25pt" style:font-weight-asian="normal" style:font-size-complex="14pt" style:font-weight-complex="normal"/>
    </style:style>
    <style:style style:name="T5" style:family="text">
      <style:text-properties fo:color="#000000" style:font-name="Liberation Mono" fo:font-size="12pt" fo:font-weight="normal" style:font-size-asian="12pt" style:font-weight-asian="normal" style:font-size-complex="12pt" style:font-weight-complex="normal"/>
    </style:style>
    <style:style style:name="T6" style:family="text">
      <style:text-properties fo:color="#000000" style:font-name="Liberation Mono" fo:font-size="12pt" fo:font-weight="bold" style:font-size-asian="12pt" style:font-weight-asian="bold" style:font-size-complex="12pt" style:font-weight-complex="bold"/>
    </style:style>
    <style:style style:name="T7" style:family="text">
      <style:text-properties style:font-size-asian="12.25pt"/>
    </style:style>
    <style:style style:name="T8" style:family="text">
      <style:text-properties style:font-name-asian="Monospace" style:font-name-complex="Monospace"/>
    </style:style>
    <style:style style:name="T9" style:family="text">
      <style:text-properties fo:font-weight="bold" style:font-weight-asian="bold" style:font-weight-complex="bold"/>
    </style:style>
    <style:style style:name="T10" style:family="text">
      <style:text-properties style:font-name="Liberation Mono"/>
    </style:style>
    <style:style style:name="T11" style:family="text">
      <style:text-properties style:font-name="Liberation Mono" fo:font-size="12pt" style:font-size-asian="12pt" style:font-size-complex="12pt"/>
    </style:style>
    <style:style style:name="T12" style:family="text">
      <style:text-properties style:font-name="Liberation Mono" fo:font-size="12pt" fo:font-weight="bold" style:font-size-asian="12pt" style:font-weight-asian="bold" style:font-size-complex="12pt" style:font-weight-complex="bold"/>
    </style:style>
    <style:style style:name="T13" style:family="text">
      <style:text-properties style:font-name="Liberation Mono" fo:font-weight="bold" style:font-weight-asian="bold" style:font-weight-complex="bold"/>
    </style:style>
    <style:style style:name="T14" style:family="text">
      <style:text-properties fo:font-size="12pt"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font-name="Liberation Sans" fo:font-size="12pt" style:font-size-asian="12pt" style:font-size-complex="12pt"/>
    </style:style>
    <style:style style:name="T17" style:family="text">
      <style:text-properties style:font-name="Liberation Serif"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55in" fo:text-indent="-0.25in" fo:margin-left="2.805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 Statement</text:p>
      <text:p text:style-name="P5"><text:line-break/><text:span text:style-name="T9">Objectives</text:span></text:p>
      <text:p text:style-name="P5"/>
      <text:p text:style-name="P5">1. Familiarity with system calls in Unix environment. </text:p>
      <text:p text:style-name="P5">2. Introducing processes and their nesting. </text:p>
      <text:p text:style-name="P5">It is required to implement a Unix shell program. A shell is simply a program that conveniently allows you to run other programs. Read up on your favorite shell to see what it does. <text:span text:style-name="T7"><text:line-break/></text:span></text:p>
      <text:p text:style-name="P4"/>
      <text:p text:style-name="P3">Feature</text:p>
      <text:p text:style-name="P5"/>
      <text:p text:style-name="P8">Some of the features present in the simple shell</text:p>
      <text:p text:style-name="P8"/>
      <text:list xml:id="list440686111" text:style-name="L1">
        <text:list-item>
          <text:p text:style-name="P6">The internal shell command "exit" which terminates the shell .</text:p>
        </text:list-item>
        <text:list-item>
          <text:p text:style-name="P6">A command with no arguments .</text:p>
        </text:list-item>
        <text:list-item>
          <text:p text:style-name="P6">A command with arguments .</text:p>
        </text:list-item>
        <text:list-item>
          <text:p text:style-name="P6">A command, with or without arguments, executed in the background using &amp;. </text:p>
        </text:list-item>
        <text:list-item>
          <text:p text:style-name="P6">A pipe separator between various commands.</text:p>
        </text:list-item>
        <text:list-item>
          <text:p text:style-name="P6">Indication of when a process gets forked or terminated.</text:p>
        </text:list-item>
        <text:list-item>
          <text:p text:style-name="P6">Descriptive error and warning messages.</text:p>
        </text:list-item>
      </text:list>
      <text:p text:style-name="P5"/>
      <text:p text:style-name="P12">Overall Description</text:p>
      <text:p text:style-name="P4"/>
      <text:p text:style-name="P7">Command parsing subroutines</text:p>
      <text:p text:style-name="P4"/>
      <text:p text:style-name="P4">Tokenizes the line around whitespace and fills the arguments array. It also counts the number of arguments. Termination characters are '|', '&amp;' </text:p>
      <text:p text:style-name="P4"/>
      <text:p text:style-name="P13"/>
      <text:p text:style-name="P16"><text:tab/>// token</text:p>
      <text:p text:style-name="P16"><text:tab/>aI = -1;</text:p>
      <text:p text:style-name="P16"><text:tab/>bool amp = false;</text:p>
      <text:p text:style-name="P16"><text:tab/>while (tok) {</text:p>
      <text:p text:style-name="P16"><text:tab/><text:tab/>++aI;</text:p>
      <text:p text:style-name="P16"><text:tab/><text:tab/>free(av[aI]);</text:p>
      <text:p text:style-name="P16"><text:tab/><text:tab/>av[aI] = (char*) malloc(strlen(tok) + 1);</text:p>
      <text:p text:style-name="P16"><text:tab/><text:tab/>strcpy(av[aI], tok);</text:p>
      <text:p text:style-name="P16"><text:tab/><text:tab/>if (strcmp(av[aI], "&amp;") == 0)</text:p>
      <text:p text:style-name="P16"><text:tab/><text:tab/><text:tab/>amp = true;</text:p>
      <text:p text:style-name="P16"><text:tab/><text:tab/>tok = strtok(NULL, " ");</text:p>
      <text:p text:style-name="P16"><text:tab/><text:tab/>if (strcmp(av[aI], "|") == 0) {</text:p>
      <text:p text:style-name="P16"><text:tab/><text:tab/><text:tab/>--aI;</text:p>
      <text:p text:style-name="P16"><text:tab/><text:tab/><text:tab/>break;</text:p>
      <text:p text:style-name="P16"><text:tab/><text:tab/>}</text:p>
      <text:p text:style-name="P16"><text:tab/>}</text:p>
      <text:p text:style-name="P16"><text:tab/>if (strcmp(av[aI], "&amp;") == 0)</text:p>
      <text:p text:style-name="P16"><text:tab/><text:tab/>--aI;</text:p>
      <text:p text:style-name="P16"><text:tab/>for (int i = aI + 1; i &lt; MAX_ARGS; ++i)</text:p>
      <text:p text:style-name="P16"><text:tab/><text:tab/>if (av[i])</text:p>
      <text:p text:style-name="P17"><text:span text:style-name="T8"><text:tab/><text:tab/><text:tab/>free(av[i]), av[i] = 0;</text:span></text:p>
      <text:p text:style-name="P14"/>
      <text:p text:style-name="P4"/>
      <text:p text:style-name="P4">We use char arrays and pointers to handle strings. <text:s/>The function keeps track of whether the command should run in the background. </text:p>
      <text:p text:style-name="P11"/>
      <text:p text:style-name="P7">Command execution subroutines</text:p>
      <text:p text:style-name="P4"/>
      <text:p text:style-name="P4">The method reports process start and termination. For the main process we either wait for the child to finish execution or we leave it for the child signal handler (depending on execution mode background/foreground).</text:p>
      <text:p text:style-name="P4"/>
      <text:p text:style-name="P13"/>
      <text:p text:style-name="P15"><text:tab/><text:span text:style-name="T1">int status;</text:span></text:p>
      <text:p text:style-name="P16"><text:tab/>pid_t cid = (amp ? vfork() : fork());</text:p>
      <text:p text:style-name="P16"><text:tab/>switch (cid) {</text:p>
      <text:p text:style-name="P16"><text:tab/>case -1: // can't</text:p>
      <text:p text:style-name="P16"><text:tab/><text:tab/>cerr &lt;&lt; "can't fork a new process" &lt;&lt; endl;</text:p>
      <text:p text:style-name="P16"><text:tab/><text:tab/>break;</text:p>
      <text:p text:style-name="P16"><text:tab/>case 0: // i'm a child</text:p>
      <text:p text:style-name="P16"><text:tab/><text:tab/>if (execvp(av[0], av) == -1) {</text:p>
      <text:p text:style-name="P16"><text:tab/><text:tab/><text:tab/>cerr &lt;&lt; "no such program \'" &lt;&lt; av[0] &lt;&lt; "\'" &lt;&lt; endl;</text:p>
      <text:p text:style-name="P16"><text:tab/><text:tab/><text:tab/>return;</text:p>
      <text:p text:style-name="P16"><text:tab/><text:tab/>}</text:p>
      <text:p text:style-name="P16"><text:tab/><text:tab/>break;</text:p>
      <text:p text:style-name="P16"><text:tab/>default:</text:p>
      <text:p text:style-name="P16"><text:tab/><text:tab/>// i'm a parent</text:p>
      <text:p text:style-name="P16"><text:tab/><text:tab/>cout &lt;&lt; "process[" &lt;&lt; cid &lt;&lt; "]: started"</text:p>
      <text:p text:style-name="P16"><text:tab/><text:tab/><text:tab/><text:tab/>&lt;&lt; (!amp ? " in foreground" : "") &lt;&lt; endl;</text:p>
      <text:p text:style-name="P16"><text:tab/><text:tab/>if (!amp){</text:p>
      <text:p text:style-name="P16"><text:tab/><text:tab/><text:tab/>waitpid(cid, &amp;status, 0);</text:p>
      <text:p text:style-name="P16"><text:tab/><text:tab/><text:tab/>cout &lt;&lt; "process[" &lt;&lt; cid &lt;&lt;</text:p>
      <text:p text:style-name="P16"><text:tab/><text:tab/><text:tab/><text:tab/><text:tab/>"]: terminated with status " &lt;&lt; status &lt;&lt; endl;</text:p>
      <text:p text:style-name="P16"><text:tab/><text:tab/>}</text:p>
      <text:p text:style-name="P16"><text:tab/><text:tab/>break;</text:p>
      <text:p text:style-name="P16"><text:tab/>}</text:p>
      <text:p text:style-name="P14"/>
      <text:p text:style-name="P4"/>
      <text:p text:style-name="P4">When the child finishes execution, the return signal is catches in the parent process and a message is displayed. Also, the execution of an non-existing programs displays a warning.</text:p>
      <text:p text:style-name="P11"/>
      <text:p text:style-name="P7">Signal handling subroutines</text:p>
      <text:p text:style-name="P4"/>
      <text:p text:style-name="P4">When some event happens at the child process a signal is passed to the parent. So, at first our parent process must register for listening to this signal.</text:p>
      <text:p text:style-name="P4"><text:s/>Among these events is the termination of a child process. When a child dies it becomes a zombie and it's up for our handler to wait for its termination and get its ID and return signal. Then, we would get rid of the zombie process and detect its termination.</text:p>
      <text:p text:style-name="P4"/>
      <text:p text:style-name="P16"/>
      <text:p text:style-name="P16"><text:tab/>int status = 0;</text:p>
      <text:p text:style-name="P16"><text:tab/>pid_t p = -1;</text:p>
      <text:p text:style-name="P16"><text:tab/>do {</text:p>
      <text:p text:style-name="P16"><text:tab/><text:tab/>if (p &gt; 0)</text:p>
      <text:p text:style-name="P16"><text:tab/><text:tab/><text:tab/>cout &lt;&lt; "process[" &lt;&lt; p &lt;&lt;</text:p>
      <text:p text:style-name="P16"><text:tab/><text:tab/><text:tab/><text:tab/>"]: terminated with status " &lt;&lt; status &lt;&lt; endl;</text:p>
      <text:p text:style-name="P16"><text:tab/><text:tab/>p = waitpid(p, &amp;status, WNOHANG);</text:p>
      <text:p text:style-name="P16"><text:tab/>} while (p &gt; 0);</text:p>
      <text:p text:style-name="P16"><text:tab/>signal(SIGCHLD, handle_zombie);</text:p>
      <text:p text:style-name="P16"/>
      <text:p text:style-name="P4"/>
      <text:p text:style-name="P4"/>
      <text:p text:style-name="P3">Possible Expansion</text:p>
      <text:p text:style-name="P4"/>
      <text:p text:style-name="P4">Lots of features can be added to the shell easily</text:p>
      <text:list xml:id="list1260518473" text:style-name="L2">
        <text:list-item>
          <text:p text:style-name="P18">A default directory can also be implemented.</text:p>
        </text:list-item>
        <text:list-item>
          <text:p text:style-name="P18">Switching between output to stdout and files via arguments.</text:p>
        </text:list-item>
        <text:list-item>
          <text:p text:style-name="P18">Command history.</text:p>
        </text:list-item>
        <text:list-item>
          <text:p text:style-name="P18">Mapping each process ID to the command responsible for its execution.</text:p>
        </text:list-item>
      </text:list>
      <text:p text:style-name="P4"/>
      <text:p text:style-name="P12"/>
      <text:p text:style-name="P4"/>
      <text:p text:style-name="P7">Running echo</text:p>
      <text:p text:style-name="P4">This verifies our argument parsing subroutine.</text:p>
      <text:p text:style-name="P7"/>
      <text:p text:style-name="P7"><draw:frame draw:style-name="fr2" draw:name="graphics4" text:anchor-type="paragraph" svg:width="6.9165in" svg:height="1.25in" draw:z-index="1"><draw:image/></draw:frame>Running System Monitor</text:p>
      <text:p text:style-name="P4">The process tree is shown and our shell has two child processes.</text:p>
      <text:p text:style-name="P4"/>
      <text:p text:style-name="P7"><draw:frame draw:style-name="fr1" draw:name="graphics3" text:anchor-type="paragraph" svg:width="7.6681in" svg:height="4.1035in" draw:z-index="2"><draw:image/></draw:frame></text:p>
      <text:p text:style-name="P11"/>
      <text:p text:style-name="P7">Running three processes in the background</text:p>
      <text:p text:style-name="P4">Messages are shown for each process start and its ID.</text:p>
      <text:p text:style-name="P9"/>
      <text:p text:style-name="P7"><draw:frame draw:style-name="fr2" draw:name="graphics1" text:anchor-type="paragraph" svg:width="7.6681in" svg:height="4.8252in" draw:z-index="3"><draw:image/></draw:frame>Running gnome-calc-tool</text:p>
      <text:p text:style-name="P4"/>
      <text:p text:style-name="P9"><draw:frame draw:style-name="fr3" draw:name="graphics5" text:anchor-type="paragraph" svg:x="0.1398in" svg:y="0.1598in" svg:width="6.9583in" svg:height="2.5138in" draw:z-index="4"><draw:image/></draw:frame></text:p>
      <text:p text:style-name="P7"><text:soft-page-break/>Termination signals and exit</text:p>
      <text:p text:style-name="P7"/>
      <text:p text:style-name="P4"/>
      <text:p text:style-name="P4"><draw:frame draw:style-name="fr1" draw:name="graphics2" text:anchor-type="paragraph" svg:width="6.9307in" svg:height="3.75in" draw:z-index="0"><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8339in" style:type="center"/>
          <style:tab-stop style:position="7.6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8339in" style:type="center"/>
          <style:tab-stop style:position="7.668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7.6681in" table:align="margins"/>
    </style:style>
    <style:style style:name="Table2.A" style:family="table-column">
      <style:table-column-properties style:column-width="3.834in" style:rel-column-width="32767*"/>
    </style:style>
    <style:style style:name="Table2.B" style:family="table-column">
      <style:table-column-properties style:column-width="3.834in" style:rel-column-width="32768*"/>
    </style:style>
    <style:style style:name="Table2.1" style:family="table-row">
      <style:table-row-properties style:min-row-height="0.2917in"/>
    </style:style>
    <style:style style:name="Table2.A1" style:family="table-cell">
      <style:table-cell-properties fo:background-color="transparent" fo:padding="0.0382in" fo:border-left="none" fo:border-right="none" fo:border-top="none" fo:border-bottom="1pt solid #000000">
        <style:background-image/>
      </style:table-cell-properties>
    </style:style>
    <style:style style:name="Table1" style:family="table">
      <style:table-properties style:width="7.6681in" table:align="margins"/>
    </style:style>
    <style:style style:name="Table1.A" style:family="table-column">
      <style:table-column-properties style:column-width="3.834in" style:rel-column-width="32767*"/>
    </style:style>
    <style:style style:name="Table1.B" style:family="table-column">
      <style:table-column-properties style:column-width="3.834in" style:rel-column-width="32768*"/>
    </style:style>
    <style:style style:name="Table1.A1" style:family="table-cell">
      <style:table-cell-properties fo:background-color="transparent" fo:padding="0.0382in" fo:border-left="none" fo:border-right="none" fo:border-top="1pt solid #000000" fo:border-bottom="none">
        <style:background-image/>
      </style:table-cell-properties>
    </style:style>
    <style:style style:name="MP1" style:family="paragraph" style:parent-style-name="Table_20_Contents">
      <style:text-properties fo:color="#000000" fo:font-weight="bold" style:font-weight-asian="bold" style:font-weight-complex="bold"/>
    </style:style>
    <style:style style:name="MP2" style:family="paragraph" style:parent-style-name="Table_20_Contents">
      <style:paragraph-properties fo:text-align="end" style:justify-single-word="false"/>
      <style:text-properties fo:color="#000000" fo:font-weight="bold" style:font-weight-asian="bold" style:font-weight-complex="bold"/>
    </style:style>
    <style:page-layout style:name="Mpm1">
      <style:page-layout-properties fo:page-width="8.2681in" fo:page-height="11.6929in" style:num-format="1" style:print-orientation="portrait" fo:margin="0.3in" fo:margin-top="0.3in" fo:margin-bottom="0.3in" fo:margin-left="0.3in" fo:margin-right="0.3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OS</text:p>
            </table:table-cell>
            <table:table-cell table:style-name="Table2.A1" office:value-type="string">
              <text:p text:style-name="MP2">Lab 1</text:p>
            </table:table-cell>
          </table:table-row>
        </table:table>
        <text:p text:style-name="Header"/>
      </style:header>
      <style:footer>
        <table:table table:name="Table1" table:style-name="Table1">
          <table:table-column table:style-name="Table1.A"/>
          <table:table-column table:style-name="Table1.B"/>
          <table:table-row>
            <table:table-cell table:style-name="Table1.A1" office:value-type="string">
              <text:p text:style-name="MP1">63</text:p>
            </table:table-cell>
            <table:table-cell table:style-name="Table1.A1" office:value-type="string">
              <text:p text:style-name="MP2">Muhammad Ghareeb</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2amet </meta:initial-creator>
    <meta:creation-date>2012-10-23T15:20:49</meta:creation-date>
    <dc:date>2012-10-30T13:57:54</dc:date>
    <dc:creator>Muhammad Ghareeb</dc:creator>
    <meta:editing-duration>PT2M50S</meta:editing-duration>
    <meta:editing-cycles>3</meta:editing-cycles>
    <meta:generator>LibreOffice/3.5$Linux_x86 LibreOffice_project/350m1$Build-2</meta:generator>
    <meta:document-statistic meta:table-count="2" meta:image-count="5" meta:object-count="0" meta:page-count="7" meta:paragraph-count="95" meta:word-count="623" meta:character-count="3566" meta:non-whitespace-character-count="2938"/>
  </office:meta>
</office:document-meta>
</file>